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0.995cm"/>
    </style:style>
    <style:style style:name="gr3" style:family="graphic" style:parent-style-name="standard">
      <style:graphic-properties draw:fill="solid" draw:fill-color="#23ff23" draw:opacity="20%" draw:textarea-horizontal-align="justify" draw:textarea-vertical-align="middle" draw:auto-grow-height="false" draw:shadow-opacity="2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6cm" fo:min-width="4.986cm"/>
    </style:style>
    <style:style style:name="gr5" style:family="graphic" style:parent-style-name="standard">
      <style:graphic-properties draw:fill="solid" draw:fill-color="#ffff99" draw:opacity="20%" draw:textarea-horizontal-align="justify" draw:textarea-vertical-align="middle" draw:auto-grow-height="false" draw:shadow-opacity="2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6cm" fo:min-width="5.7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4cm" fo:min-width="4.502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fill="none" fo:min-height="0.965cm"/>
    </style:style>
    <style:style style:name="gr10" style:family="graphic" style:parent-style-name="standard">
      <style:graphic-properties draw:stroke="none" draw:fill="none" fo:min-height="0.9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7cm" fo:min-width="2.15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4cm" fo:min-width="10.655cm"/>
    </style:style>
    <style:style style:name="gr13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none" draw:fill="none" fo:min-height="1.26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fo:font-size="1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78cm" svg:height="1.748cm" svg:x="0.959cm" svg:y="5.974cm">
          <text:p text:style-name="P1"><text:span text:style-name="T1">chr15:0000012345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.713cm" svg:height="1.442cm" svg:x="1.076cm" svg:y="4.693cm">
          <draw:text-box>
            <text:p><text:span text:style-name="T2">key</text:span></text:p>
          </draw:text-box>
        </draw:frame>
        <draw:custom-shape draw:style-name="gr3" draw:text-style-name="P2" draw:layer="layout" svg:width="6.378cm" svg:height="1.748cm" svg:x="7.359cm" svg:y="5.974cm">
          <text:p text:style-name="P1"><text:span text:style-name="T1">byte[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6.285cm" svg:height="1.119cm" svg:x="7.266cm" svg:y="4.676cm">
          <draw:text-box>
            <text:p><text:span text:style-name="T2">variant:genome4</text:span></text:p>
          </draw:text-box>
        </draw:frame>
        <draw:custom-shape draw:style-name="gr3" draw:text-style-name="P2" draw:layer="layout" svg:width="6.378cm" svg:height="1.748cm" svg:x="13.759cm" svg:y="5.974cm">
          <text:p text:style-name="P1"><text:span text:style-name="T1">byte[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6.285cm" svg:height="1.119cm" svg:x="13.767cm" svg:y="4.676cm">
          <draw:text-box>
            <text:p><text:span text:style-name="T2">variant:genome7</text:span></text:p>
          </draw:text-box>
        </draw:frame>
        <draw:custom-shape draw:style-name="gr5" draw:text-style-name="P2" draw:layer="layout" svg:width="6.378cm" svg:height="1.748cm" svg:x="20.159cm" svg:y="5.974cm">
          <text:p text:style-name="P1"><text:span text:style-name="T1">byte[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7.148cm" svg:height="1.119cm" svg:x="20.168cm" svg:y="4.676cm">
          <draw:text-box>
            <text:p><text:span text:style-name="T2">coverage:genome7</text:span></text:p>
          </draw:text-box>
        </draw:frame>
        <draw:frame draw:style-name="gr7" draw:text-style-name="P4" draw:layer="layout" svg:width="5.73cm" svg:height="1.517cm" svg:x="0.949cm" svg:y="3.41cm">
          <draw:text-box>
            <text:p><text:span text:style-name="T3">hg18Table</text:span></text:p>
          </draw:text-box>
        </draw:frame>
        <draw:line draw:style-name="gr8" draw:text-style-name="P1" draw:layer="layout" svg:x1="22.172cm" svg:y1="4.346cm" svg:x2="21.64cm" svg:y2="4.912cm">
          <text:p/>
        </draw:line>
        <draw:line draw:style-name="gr8" draw:text-style-name="P1" draw:layer="layout" svg:x1="25.274cm" svg:y1="4.346cm" svg:x2="25.751cm" svg:y2="5.054cm">
          <text:p/>
        </draw:line>
        <draw:frame draw:style-name="gr9" draw:text-style-name="P5" draw:layer="layout" svg:width="3.522cm" svg:height="1.391cm" svg:x="20.893cm" svg:y="3.253cm">
          <draw:text-box>
            <text:p><text:span text:style-name="T4">family</text:span></text:p>
          </draw:text-box>
        </draw:frame>
        <draw:frame draw:style-name="gr10" draw:text-style-name="P5" draw:layer="layout" svg:width="3.522cm" svg:height="1.391cm" svg:x="24.157cm" svg:y="3.241cm">
          <draw:text-box>
            <text:p><text:span text:style-name="T4">label</text:span></text:p>
          </draw:text-box>
        </draw:frame>
        <draw:custom-shape draw:style-name="gr1" draw:text-style-name="P2" draw:layer="layout" svg:width="19.707cm" svg:height="1.748cm" svg:x="0.959cm" svg:y="12.271cm">
          <text:p text:style-name="P1"><text:span text:style-name="T1">is_dbSNP|hg18.chr15.00000123454.variant.genome4.SNV.A.G.v1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.713cm" svg:height="1.442cm" svg:x="1.076cm" svg:y="10.99cm">
          <draw:text-box>
            <text:p><text:span text:style-name="T2">key</text:span></text:p>
          </draw:text-box>
        </draw:frame>
        <draw:custom-shape draw:style-name="gr3" draw:text-style-name="P2" draw:layer="layout" svg:width="6.378cm" svg:height="1.748cm" svg:x="20.659cm" svg:y="12.271cm">
          <text:p text:style-name="P1"><text:span text:style-name="T1">byte[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3" draw:layer="layout" svg:width="3.042cm" svg:height="1.119cm" svg:x="22.568cm" svg:y="10.917cm">
          <draw:text-box>
            <text:p><text:span text:style-name="T2">Row ID</text:span></text:p>
          </draw:text-box>
        </draw:frame>
        <draw:frame draw:style-name="gr12" draw:text-style-name="P4" draw:layer="layout" svg:width="12.779cm" svg:height="1.517cm" svg:x="0.849cm" svg:y="9.707cm">
          <draw:text-box>
            <text:p><text:span text:style-name="T3">Genome4TagIndexTable</text:span></text:p>
          </draw:text-box>
        </draw:frame>
        <draw:line draw:style-name="gr13" draw:text-style-name="P1" draw:layer="layout" svg:x1="23.677cm" svg:y1="10.902cm" svg:x2="3.833cm" svg:y2="7.891cm">
          <text:p/>
        </draw:line>
        <draw:frame draw:style-name="gr14" draw:layer="layout" svg:width="5.73cm" svg:height="1.518cm" svg:x="0cm" svg:y="2.076cm">
          <draw:text-box>
            <text:p><text:span text:style-name="T3">A</text:span></text:p>
          </draw:text-box>
        </draw:frame>
        <draw:frame draw:style-name="gr14" draw:layer="layout" svg:width="5.73cm" svg:height="1.518cm" svg:x="0cm" svg:y="8.546cm">
          <draw:text-box>
            <text:p><text:span text:style-name="T3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rian O'Connor</meta:initial-creator>
    <meta:creation-date>2010-08-26T17:25:11</meta:creation-date>
    <dc:date>2010-08-26T17:45:02</dc:date>
    <dc:creator>Brian O'Connor</dc:creator>
    <meta:editing-duration>PT00H19M52S</meta:editing-duration>
    <meta:editing-cycles>4</meta:editing-cycles>
    <meta:generator>OpenOffice.org/3.2$Unix OpenOffice.org_project/320m12$Build-9483</meta:generator>
    <meta:document-statistic meta:object-count="21"/>
  </office:meta>
</office:document-meta>
</file>